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cc79b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9ae" fo:border="0.06pt solid #000000"/>
    </style:style>
    <style:style style:name="ce5" style:family="table-cell" style:parent-style-name="Default">
      <style:table-cell-properties fo:background-color="#bcaed5" fo:border="0.06pt solid #000000"/>
    </style:style>
    <style:style style:name="ce6" style:family="table-cell" style:parent-style-name="Default">
      <style:table-cell-properties fo:background-color="#87d1d1" fo:border="0.06pt solid #000000"/>
    </style:style>
    <style:style style:name="ce7" style:family="table-cell" style:parent-style-name="Default">
      <style:table-cell-properties fo:background-color="#7da7d8" fo:border="0.06pt solid #000000"/>
    </style:style>
    <style:style style:name="ce8" style:family="table-cell" style:parent-style-name="Default">
      <style:table-cell-properties fo:background-color="#f7a19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Default"/>
          <table:table-cell office:value-type="string" calcext:value-type="string">
            <text:p>sortowanie bąbelkowe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sortowanie przez wybór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Krok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sortowanie przez wstawiani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ce7"/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 table:style-name="ce7"/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7" office:value-type="string" calcext:value-type="string">
            <text:p>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ce7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K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table:style-name="ce5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5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K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K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5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 style:data-style-name="N2" text:time-value="10:11:37.59344786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33.756829748</meta:creation-date>
    <dc:date>2019-01-09T10:34:38.895562917</dc:date>
    <meta:editing-duration>PT9M6S</meta:editing-duration>
    <meta:editing-cycles>3</meta:editing-cycles>
    <meta:generator>LibreOffice/6.0.7.3$Linux_X86_64 LibreOffice_project/00m0$Build-3</meta:generator>
    <meta:document-statistic meta:table-count="1" meta:cell-count="367" meta:object-count="0"/>
  </office:meta>
</office:document-meta>
</file>